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Precise Rectangle</text:p>
      <text:p text:style-name="Author"><text:a xlink:type="simple" xlink:href="https://csci-1301.github.io/about#authors" office:name=""><text:span text:style-name="Definition">https://csci-1301.github.io/about#authors</text:span></text:a></text:p>
      <text:p text:style-name="Date">February 20, 2023 (05:13: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Learn to edit an existing program containing a class,</text:p>
        </text:list-item>
        <text:list-item>
          <text:p text:style-name="P1">Implement a change of datatype in the attributes of a class,</text:p>
        </text:list-item>
        <text:list-item>
          <text:p text:style-name="P1">Reinforce basic class manipulation,</text:p>
        </text:list-item>
        <text:list-item>
          <text:p text:style-name="P1">Discover how to add a class to an existing project.</text:p>
        </text:list-item>
      </text:lis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class instead of using and expanding one that was written for you. The idea is to take inspiration from the class you have already encountered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inforces what you have already encountered, but you will be exposed to creating new classes in your IDE for the first tim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you can create a new blank class. It is recommended to pick the one that you feel the most comfortable with initially, and then you should try the other technique. You will need to know how to edit existing projects and how to create new ones.</text:p>
      <text:h text:style-name="Heading_20_3" text:outline-level="3"><text:bookmark-start text:name="edit-the-pre-existing-project"/>Edit the Pre-Existing Project<text:bookmark-end text:name="edit-the-pre-existing-project"/></text:h>
      <text:list text:style-name="L2">
        <text:list-item>
          <text:p text:style-name="P2">Re-download <text:a xlink:type="simple" xlink:href="labs/PreciseRectangle/../Rectangle/Rectangle.zip" office:name=""><text:span text:style-name="Definition">the “Rectangle” project</text:span></text:a>, extract it in a folder, and open it with your IDE.</text:p>
        </text:list-item>
        <text:list-item>
          <text:p text:style-name="P2">Within your IDE, re-name the project to “PreciseRectangle”, and rename the “Rectangle.cs” file to “PreciseRectangle.cs”</text:p>
          <text:p text:style-name="P2">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2">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2">Comment out the body of the <text:span text:style-name="NormalTok">Main</text:span> method in “Program.cs”.</text:p>
        </text:list-item>
        <text:list-item>
          <text:p text:style-name="P2">Your program should compile as it is, but you need to edit <text:span text:style-name="NormalTok">PreciseRectangle</text:span><text:span text:style-name="OperatorTok">.</text:span><text:span text:style-name="FunctionTok">cs</text:span> to now store the <text:span text:style-name="NormalTok">width</text:span> and the <text:span text:style-name="NormalTok">length</text:span> attributes as type <text:span text:style-name="DataTypeTok">double</text:span>, and then you will need to edit the rest of the class accordingly. (e.g., What should the return type of the <text:span text:style-name="NormalTok">GetWidth</text:span> method be?)</text:p>
        </text:list-item>
        <text:list-item>
          <text:p text:style-name="P2">Declare and manipulate precise rectangles (with <text:span text:style-name="DataTypeTok">double</text:span> values for the width and the length) in the <text:span text:style-name="NormalTok">Main</text:span> method, and make sure they behave as expected (i.e., Can you compute the area, set attributes, etc.?).</text:p>
        </text:list-item>
        <text:list-item>
          <text:p text:style-name="P2">Add the missing methods <text:span text:style-name="NormalTok">ComputePerimeter</text:span>, <text:span text:style-name="NormalTok">Swap</text:span>, and <text:span text:style-name="NormalTok">MultiplyRectangle</text:span>, as described in the <text:a xlink:type="simple" xlink:href="labs/PreciseRectangle/../Rectangle/#enriching-rectangle.cs" office:name=""><text:span text:style-name="Definition">Rectangle lab</text:span></text:a> but also below.</text:p>
        </text:list-item>
      </text:list>
      <text:h text:style-name="Heading_20_3" text:outline-level="3"><text:bookmark-start text:name="starting-from-scratch"/>Starting From Scratch<text:bookmark-end text:name="starting-from-scratch"/></text:h>
      <text:list text:style-name="L3">
        <text:list-item>
          <text:p text:style-name="P3">Create a new project in your IDE, and name it “PreciseRectangle”.</text:p>
        </text:list-item>
        <text:list-item>
          <text:p text:style-name="P3">In the Solution Explorer, right-click on “PreciseRectangle”, then on “Add…” and select “Class”. Then, select “Class” in the dialog box, write “PreciseRectangle.cs” as the name of the file, and click on “Add”.</text:p>
        </text:list-item>
        <text:list-item>
          <text:p text:style-name="P3">You should now have two “.cs” files opened and displayed in the Solution Explorer: “Program.cs” and “PreciseRectangle.cs”.</text:p>
        </text:list-item>
        <text:list-item>
          <text:p text:style-name="P3">Implement the <text:span text:style-name="NormalTok">PreciseRectangle</text:span> class according to the following specifications:</text:p>
          <text:list text:style-name="L4">
            <text:list-item>
              <text:p text:style-name="P4">it should have two attributes, <text:span text:style-name="NormalTok">width</text:span> and <text:span text:style-name="NormalTok">length</text:span>, of type <text:span text:style-name="DataTypeTok">double</text:span></text:p>
            </text:list-item>
            <text:list-item>
              <text:p text:style-name="P4">it should have eight methods:</text:p>
              <text:list text:style-name="L5">
                <text:list-item>
                  <text:p text:style-name="P5">two setters and two getters (i.e., one for each attribute),</text:p>
                </text:list-item>
                <text:list-item>
                  <text:p text:style-name="P5">a method to compute the area of a precise rectangle,</text:p>
                </text:list-item>
                <text:list-item>
                  <text:p text:style-name="P5">a method named <text:span text:style-name="NormalTok">ComputePerimeter</text:span> to compute the perimeter of a precise rectangle,</text:p>
                </text:list-item>
                <text:list-item>
                  <text:p text:style-name="P5">a method named <text:span text:style-name="NormalTok">Swap</text:span> to swap the length and the width of a precise rectangle, and</text:p>
                </text:list-item>
                <text:list-item>
                  <text:p text:style-name="P5">a method named <text:span text:style-name="NormalTok">MultiplyRectangle</text:span> to multiply the length and width of a precise rectangle by a factor given in the argument as an integer.</text:p>
                </text:list-item>
              </text:list>
            </text:list-item>
          </text:list>
        </text:list-item>
        <text:list-item>
          <text:p text:style-name="P3">Declare and manipulate rectangles with floating-point (i.e., <text:span text:style-name="DataTypeTok">double</text:span>) values for the width and the length in the <text:span text:style-name="NormalTok">Main</text:span> method, and make sure they behave as expected (i.e., Can you compute the area, set attributes, etc.?).</text:p>
        </text:list-item>
      </text:list>
      <text:h text:style-name="Heading_20_1" text:outline-level="1"><text:bookmark-start text:name="pushing-further-optional"/>Pushing Further (Optional)<text:bookmark-end text:name="pushing-further-optional"/></text:h>
      <text:p text:style-name="First_20_paragraph">The following is an independent task with the goal of widening your understanding of this class and preparing you for the next labs. Now that you know more about naming conventions, have a look at <text:a xlink:type="simple" xlink:href="https://docs.microsoft.com/en-us/dotnet/standard/design-guidelines/naming-guidelines" office:name=""><text:span text:style-name="Definition">Microsoft’s naming guidelines</text:span></text:a>, and particularly at:</text:p>
      <text:list text:style-name="L6">
        <text:list-item>
          <text:p text:style-name="P6"><text:a xlink:type="simple" xlink:href="https://docs.microsoft.com/en-us/dotnet/standard/design-guidelines/general-naming-conventions" office:name=""><text:span text:style-name="Definition">the documentation on general naming conventions</text:span></text:a> and</text:p>
        </text:list-item>
        <text:list-item>
          <text:p text:style-name="P6"><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recise Rectang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2-20T22:14:01Z</meta:creation-date>
    <dc:date>2023-02-20T22:14:01Z</dc:date>
    <meta:user-defined meta:name="date" meta:value-type="string">February  20, 2023 (05:13: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